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officeooo:paragraph-rsid="000b4859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етодика поиска ошибок</text:p>
      <text:p text:style-name="P1"/>
      <text:list xml:id="list9921329141" text:style-name="L1">
        <text:list-item>
          <text:p text:style-name="P3">Разбить программу на блоки</text:p>
        </text:list-item>
        <text:list-item>
          <text:p text:style-name="P3">Поочередно заменять файлы проекта<text:span text:style-name="T1"> </text:span>на файлы <text:span text:style-name="T1">backupa</text:span>. Пока ошибка не будет сведена к одному файлу</text:p>
        </text:list-item>
        <text:list-item>
          <text:p text:style-name="P3">Проверить работает ли плата с рабочей проверенной версией программы</text:p>
        </text:list-item>
        <text:list-item>
          <text:p text:style-name="P3">Попеременно проверять аппаратную и программную часть</text:p>
        </text:list-item>
        <text:list-item>
          <text:p text:style-name="P3">Сравнить работу исходника с багом с исходником без бага.</text:p>
        </text:list-item>
        <text:list-item>
          <text:p text:style-name="P3">Проверить, что все возможные порты при включении работают, как входы</text:p>
        </text:list-item>
        <text:list-item>
          <text:p text:style-name="P3">Проверить корректность написания всех <text:span text:style-name="T1">if </text:span>функцией <text:span text:style-name="T1">find текстового</text:span> редактора</text:p>
          <text:p text:style-name="P3">типичная ошибка без скобок <text:span text:style-name="T1">else </text:span>относится ко второму выражению</text:p>
        </text:list-item>
      </text:list>
      <text:p text:style-name="P2"><text:tab/><text:span text:style-name="T1">if () </text:span></text:p>
      <text:p text:style-name="P2"><text:span text:style-name="T1"><text:tab/><text:tab/>if () </text:span><text:s/>оператор<text:span text:style-name="T1">1</text:span></text:p>
      <text:list xml:id="list992135514" text:continue-numbering="true" text:style-name="L1">
        <text:list-item>
          <text:list>
            <text:list-header>
              <text:p text:style-name="P3"><text:span text:style-name="T1">else </text:span>оператор 2</text:p>
            </text:list-header>
          </text:list>
        </text:list-item>
        <text:list-item>
          <text:p text:style-name="P3"/>
        </text:list-item>
      </text:list>
      <text:list xml:id="list1468229737" text:style-name="L2">
        <text:list-item>
          <text:p text:style-name="P5">Проверить работу внешних микросхем и устройств, взаимодействующих с исследуемым объектом. Часто ошибка оказывается вне исследуемого объекта.</text:p>
        </text:list-item>
        <text:list-item>
          <text:p text:style-name="P5">Перенести программу в другое состояние так как из другого состояния ошибки видны лучше или изменить способ проверки.</text:p>
        </text:list-item>
        <text:list-item>
          <text:p text:style-name="P5">В пиках помогает перенесение переменных из глобальных в <text:span text:style-name="T1">static</text:span>(нужно выяснить почему) или наоборот из глобальных в <text:span text:style-name="T1">static ???</text:span></text:p>
        </text:list-item>
      </text:list>
      <text:list xml:id="list1468232337" text:continue-list="list992135514" text:style-name="L1">
        <text:list-header>
          <text:p text:style-name="P3">При этом <text:span text:style-name="T1">static </text:span>не видно в <text:span text:style-name="T1">debug </text:span>режиме</text:p>
        </text:list-header>
        <text:list-item>
          <text:p text:style-name="P3">Прочитать полностью официальную документацию к объекту</text:p>
        </text:list-item>
        <text:list-item>
          <text:p text:style-name="P3"><text:s/>Применить диаграмму автомата и диаграмму состояний UML для отладки ошибочного алгоритма</text:p>
        </text:list-item>
        <text:list-item>
          <text:p text:style-name="P3">Составить регулярное выражение для поиска ошибок типа </text:p>
          <text:p text:style-name="P3">Точка с запятой после скобок: if (&lt;условие&gt;);</text:p>
        </text:list-item>
        <text:list-item>
          <text:p text:style-name="P4">Уменьшить названия функций и уменьшить количество текста в исходнике</text:p>
        </text:list-item>
        <text:list-item>
          <text:p text:style-name="P4"><text:s/>Просмотреть мельком стандарты, апноуты, эрраты, даташиты на предмет вспомогательной информации</text:p>
        </text:list-item>
        <text:list-item>
          <text:p text:style-name="P4">Посчитать количество вложений функций, на наличие переполнения буфера</text:p>
        </text:list-item>
      </text:list>
      <text:p text:style-name="P2"/>
      <text:p text:style-name="P2"/>
      <text:p text:style-name="P2">Чтение карт</text:p>
      <text:p text:style-name="P2">1. По этапная проверка блоков с известным кодом карт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1T23:05:47</dc:date>
    <meta:editing-duration>PT56M15S</meta:editing-duration>
    <meta:editing-cycles>17</meta:editing-cycles>
    <meta:generator>LibreOffice/3.6$Linux_X86_64 LibreOffice_project/360m1$Build-3</meta:generator>
    <meta:document-statistic meta:table-count="0" meta:image-count="0" meta:object-count="0" meta:page-count="1" meta:paragraph-count="25" meta:word-count="226" meta:character-count="1558" meta:non-whitespace-character-count="1365"/>
    <meta:user-defined meta:name="Поле 1"/>
    <meta:user-defined meta:name="Поле 2"/>
    <meta:user-defined meta:name="Поле 3"/>
    <meta:user-defined meta:name="Поле 4"/>
  </office:meta>
</office:document-meta>
</file>